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255cm" fo:min-width="0.504cm" fo:padding-top="0.204cm" fo:padding-bottom="0.204cm" fo:padding-left="0.329cm" fo:padding-right="0.329cm" loext:decorative="false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19cm" fo:min-width="0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Ubuntu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Ubuntu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22cm" svg:height="1.989cm" draw:transform="rotate (-1.5707963267949) translate (3.948cm 1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3.932cm" svg:y1="1.043cm" svg:x2="3.932cm" svg:y2="3.695cm">
          <text:p/>
        </draw:line>
        <draw:line draw:style-name="gr2" draw:text-style-name="P3" draw:layer="layout" svg:x1="3.966cm" svg:y1="2.369cm" svg:x2="5.772cm" svg:y2="2.369cm">
          <text:p/>
        </draw:line>
        <draw:line draw:style-name="gr2" draw:text-style-name="P2" draw:layer="layout" svg:x1="0.137cm" svg:y1="2.369cm" svg:x2="1.951cm" svg:y2="2.369cm">
          <text:p/>
        </draw:line>
        <draw:line draw:style-name="gr3" draw:text-style-name="P2" draw:layer="layout" svg:x1="2.58cm" svg:y1="1.252cm" svg:x2="3.243cm" svg:y2="0.257cm">
          <text:p/>
        </draw:line>
        <draw:line draw:style-name="gr3" draw:text-style-name="P2" draw:layer="layout" svg:x1="3.088cm" svg:y1="1.53cm" svg:x2="3.751cm" svg:y2="0.535cm">
          <text:p/>
        </draw:line>
        <draw:frame draw:style-name="gr4" draw:text-style-name="P5" draw:layer="layout" svg:width="1.327cm" svg:height="1.911cm" svg:x="0.554cm" svg:y="0.589cm">
          <draw:text-box>
            <text:p text:style-name="P4"><text:span text:style-name="T1">+</text:span></text:p>
          </draw:text-box>
        </draw:frame>
        <draw:frame draw:style-name="gr4" draw:text-style-name="P5" draw:layer="layout" svg:width="1.326cm" svg:height="1.911cm" svg:x="4.105cm" svg:y="0.589cm">
          <draw:text-box>
            <text:p text:style-name="P4"><text:span text:style-name="T1">-</text:span></text:p>
          </draw:text-box>
        </draw:frame>
        <draw:frame draw:style-name="gr4" draw:text-style-name="P7" draw:layer="layout" svg:width="3.647cm" svg:height="1.911cm" svg:x="1.106cm" svg:y="3.538cm">
          <draw:text-box>
            <text:p text:style-name="P6"><text:span text:style-name="T1">LED</text:span></text:p>
          </draw:text-box>
        </draw:frame>
        <draw:custom-shape draw:style-name="gr5" draw:text-style-name="P8" draw:layer="layout" svg:width="0.663cm" svg:height="0.663cm" svg:x="0.003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663cm" svg:height="0.663cm" svg:x="5.433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9:56:27.073275533</meta:creation-date>
    <dc:date>2025-11-19T20:32:52.071830713</dc:date>
    <meta:editing-duration>PT6M52S</meta:editing-duration>
    <meta:editing-cycles>2</meta:editing-cycles>
    <meta:generator>LibreOffice/24.2.7.2$Linux_X86_64 LibreOffice_project/420$Build-2</meta:generator>
    <meta:document-statistic meta:object-count="11"/>
  </office:meta>
</office:document-meta>
</file>